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orizontal_20_Line">
      <style:paragraph-properties fo:orphans="2" fo:widows="2"/>
    </style:style>
    <style:style style:name="P2" style:family="paragraph" style:parent-style-name="Standard">
      <style:text-properties officeooo:rsid="000b8b76" officeooo:paragraph-rsid="000b8b76"/>
    </style:style>
    <style:style style:name="P3" style:family="paragraph" style:parent-style-name="Standard">
      <style:paragraph-properties fo:text-align="justify" style:justify-single-word="false"/>
      <style:text-properties officeooo:rsid="000b8b76" officeooo:paragraph-rsid="000b8b76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font-name="medium-content-serif-font" fo:font-size="15.75pt" fo:letter-spacing="normal" fo:font-style="normal" fo:font-weight="normal" officeooo:rsid="000b8b76" officeooo:paragraph-rsid="000b8b76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font-name="medium-content-serif-font" fo:font-size="15.75pt" fo:letter-spacing="normal" fo:font-style="normal" fo:font-weight="normal" officeooo:rsid="0010e521" officeooo:paragraph-rsid="0010e521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1pt" style:font-size-asian="11pt" style:font-size-complex="11pt"/>
    </style:style>
    <style:style style:name="P9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19587a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paragraph-rsid="0025b91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paragraph-rsid="00271af5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paragraph-rsid="002791b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officeooo:rsid="0019587a" officeooo:paragraph-rsid="0019587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officeooo:rsid="0019587a" officeooo:paragraph-rsid="0019ec7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rsid="0019587a" officeooo:paragraph-rsid="001dfcca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officeooo:rsid="0019ec78" officeooo:paragraph-rsid="0019ec78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officeooo:rsid="0020c7f3" officeooo:paragraph-rsid="0020c7f3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officeooo:rsid="0020c7f3" officeooo:paragraph-rsid="0021e9d9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fo:font-weight="bold" officeooo:rsid="0019587a" officeooo:paragraph-rsid="0019587a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fo:font-size="11pt" officeooo:rsid="0019587a" officeooo:paragraph-rsid="0019ec78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ff0000" fo:font-size="11pt" officeooo:rsid="0019587a" officeooo:paragraph-rsid="001dfcca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ff0000" fo:font-size="11pt" officeooo:rsid="0019587a" officeooo:paragraph-rsid="0021e9d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color="#ff0000" fo:font-size="10.5pt" officeooo:rsid="0019587a" officeooo:paragraph-rsid="0021e9d9" style:font-size-asian="10.5pt" style:font-size-complex="10.5pt"/>
    </style:style>
    <style:style style:name="P27" style:family="paragraph" style:parent-style-name="Standard">
      <style:paragraph-properties fo:text-align="justify" style:justify-single-word="false"/>
      <style:text-properties fo:color="#ff0000" fo:font-size="10.5pt" officeooo:rsid="0019587a" officeooo:paragraph-rsid="002791b9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fo:color="#009933" fo:font-size="11pt" fo:font-weight="bold" officeooo:rsid="0019587a" officeooo:paragraph-rsid="0019587a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0.5pt" officeooo:rsid="001cd381" officeooo:paragraph-rsid="001cd381" style:font-size-asian="10.5pt" style:font-size-complex="10.5pt"/>
    </style:style>
    <style:style style:name="P30" style:family="paragraph" style:parent-style-name="Standard">
      <style:paragraph-properties fo:text-align="justify" style:justify-single-word="false"/>
      <style:text-properties fo:color="#009900" fo:font-size="11pt" fo:font-weight="normal" officeooo:rsid="0020c7f3" officeooo:paragraph-rsid="00233a35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cc9900" fo:font-size="11pt" officeooo:rsid="00236564" officeooo:paragraph-rsid="00236564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color="#cc9900" fo:font-size="11pt" officeooo:rsid="00271af5" officeooo:paragraph-rsid="002791b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color="#cc9900" fo:font-size="11pt" fo:font-weight="bold" officeooo:rsid="00236564" officeooo:paragraph-rsid="002446d1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size="11pt" officeooo:rsid="00236564" officeooo:paragraph-rsid="002446d1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color="#000000" fo:font-size="11pt" officeooo:rsid="002791b9" officeooo:paragraph-rsid="002791b9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color="#000000" fo:font-size="11pt" officeooo:rsid="0020c7f3" officeooo:paragraph-rsid="002791b9" style:font-size-asian="11pt" style:font-size-complex="11pt"/>
    </style:style>
    <style:style style:name="P37" style:family="paragraph" style:parent-style-name="Standard">
      <style:paragraph-properties fo:text-align="justify" style:justify-single-word="false" fo:break-before="page"/>
    </style:style>
    <style:style style:name="P38" style:family="paragraph" style:parent-style-name="Text_20_body">
      <style:paragraph-properties fo:text-align="justify" style:justify-single-word="false"/>
      <style:text-properties officeooo:rsid="000b8b76" officeooo:paragraph-rsid="000b8b76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1pt" style:font-size-asian="11pt" style:font-size-complex="11pt" fo:padding="0cm" fo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f34c8" officeooo:paragraph-rsid="000f34c8" fo:padding="0cm" fo:border="none"/>
    </style:style>
    <style:style style:name="P42" style:family="paragraph" style:parent-style-name="Table_20_Contents">
      <style:text-properties fo:color="#ff0000" officeooo:rsid="001548ef" officeooo:paragraph-rsid="001548ef"/>
    </style:style>
    <style:style style:name="P43" style:family="paragraph" style:parent-style-name="Table_20_Contents">
      <style:text-properties fo:font-weight="bold" officeooo:rsid="001548ef" officeooo:paragraph-rsid="001548e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b76" style:font-weight-asian="bold" style:font-weight-complex="bold"/>
    </style:style>
    <style:style style:name="T4" style:family="text">
      <style:text-properties fo:font-weight="bold" officeooo:rsid="00181aae" style:font-weight-asian="bold" style:font-weight-complex="bold"/>
    </style:style>
    <style:style style:name="T5" style:family="text">
      <style:text-properties fo:font-weight="bold" officeooo:rsid="0019587a" style:font-weight-asian="bold" style:font-weight-complex="bold"/>
    </style:style>
    <style:style style:name="T6" style:family="text">
      <style:text-properties fo:font-weight="bold" officeooo:rsid="0019ec78" style:font-weight-asian="bold" style:font-weight-complex="bold"/>
    </style:style>
    <style:style style:name="T7" style:family="text">
      <style:text-properties fo:font-weight="normal" officeooo:rsid="00181aae" style:font-weight-asian="normal" style:font-weight-complex="normal"/>
    </style:style>
    <style:style style:name="T8" style:family="text">
      <style:text-properties style:font-name="Liberation Serif" fo:font-size="12pt" fo:letter-spacing="normal" fo:font-style="normal" fo:font-weight="bold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weight="bold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size-complex="12pt" fo:padding="0cm" fo:border="none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style:font-size-asian="12pt" style:font-size-complex="12pt" fo:padding="0cm" fo:border="none"/>
    </style:style>
    <style:style style:name="T16" style:family="text">
      <style:text-properties style:font-name="Liberation Serif" fo:font-size="11pt" style:font-size-asian="11pt" style:font-size-complex="11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ff0000" fo:font-weight="bold" officeooo:rsid="0019ec78" style:font-weight-asian="bold" style:font-weight-complex="bold"/>
    </style:style>
    <style:style style:name="T19" style:family="text">
      <style:text-properties fo:color="#ff0000" fo:font-weight="bold" officeooo:rsid="00181aae" style:font-weight-asian="bold" style:font-weight-complex="bold"/>
    </style:style>
    <style:style style:name="T20" style:family="text">
      <style:text-properties fo:color="#ff0000" fo:font-weight="bold" officeooo:rsid="0019587a" style:font-weight-asian="bold" style:font-weight-complex="bold"/>
    </style:style>
    <style:style style:name="T21" style:family="text">
      <style:text-properties fo:color="#ff0000"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0000" fo:font-size="11pt" fo:font-weight="bold" style:font-size-asian="11pt" style:font-weight-asian="bold" style:font-size-complex="11pt" style:font-weight-complex="bold" fo:padding="0cm" fo:border="none"/>
    </style:style>
    <style:style style:name="T23" style:family="text">
      <style:text-properties fo:color="#009999" style:font-name="Liberation Serif" fo:font-size="12pt" fo:font-weight="bold" style:font-size-asian="12pt" style:font-size-complex="12pt" fo:padding="0cm" fo:border="none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10e521" style:font-size-asian="12pt" style:font-size-complex="12pt"/>
    </style:style>
    <style:style style:name="T25" style:family="text">
      <style:text-properties fo:font-variant="normal" fo:text-transform="none" style:font-name="Liberation Serif" fo:font-size="12pt" fo:letter-spacing="normal" fo:font-style="normal" fo:font-weight="bold" officeooo:rsid="0010e521" style:font-size-asian="12pt" style:font-size-complex="12pt"/>
    </style:style>
    <style:style style:name="T26" style:family="text">
      <style:text-properties officeooo:rsid="000b8b76"/>
    </style:style>
    <style:style style:name="T27" style:family="text">
      <style:text-properties fo:font-size="11pt" style:font-size-asian="11pt" style:font-size-complex="11pt" fo:padding="0cm" fo:border="none"/>
    </style:style>
    <style:style style:name="T28" style:family="text">
      <style:text-properties fo:font-size="11pt" fo:font-weight="bold" style:font-size-asian="11pt" style:font-size-complex="11pt" fo:padding="0cm" fo:border="none"/>
    </style:style>
    <style:style style:name="T29" style:family="text">
      <style:text-properties fo:font-size="11pt" fo:font-weight="bold" style:font-size-asian="11pt" style:font-weight-asian="bold" style:font-size-complex="11pt" style:font-weight-complex="bold" fo:padding="0cm" fo:border="none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181aae"/>
    </style:style>
    <style:style style:name="T32" style:family="text">
      <style:text-properties officeooo:rsid="0019587a"/>
    </style:style>
    <style:style style:name="T33" style:family="text">
      <style:text-properties officeooo:rsid="0019587a" fo:padding="0cm" fo:border="none"/>
    </style:style>
    <style:style style:name="T34" style:family="text">
      <style:text-properties officeooo:rsid="0019ec78"/>
    </style:style>
    <style:style style:name="T35" style:family="text">
      <style:text-properties officeooo:rsid="001dfcca"/>
    </style:style>
    <style:style style:name="T36" style:family="text">
      <style:text-properties fo:color="#0000ff" fo:font-weight="bold" style:font-weight-asian="bold" style:font-weight-complex="bold"/>
    </style:style>
    <style:style style:name="T37" style:family="text">
      <style:text-properties fo:color="#0000ff" fo:font-size="11pt" fo:font-weight="bold" style:font-size-asian="11pt" style:font-size-complex="11pt" fo:padding="0cm" fo:border="none"/>
    </style:style>
    <style:style style:name="T38" style:family="text">
      <style:text-properties officeooo:rsid="001f2b6d"/>
    </style:style>
    <style:style style:name="T39" style:family="text">
      <style:text-properties officeooo:rsid="0021e9d9"/>
    </style:style>
    <style:style style:name="T40" style:family="text">
      <style:text-properties fo:color="#009900" fo:font-size="10.5pt" style:font-size-asian="10.5pt" style:font-size-complex="10.5pt"/>
    </style:style>
    <style:style style:name="T41" style:family="text">
      <style:text-properties fo:color="#009900" fo:font-size="10.5pt" officeooo:rsid="0021e9d9" style:font-size-asian="10.5pt" style:font-size-complex="10.5pt"/>
    </style:style>
    <style:style style:name="T42" style:family="text">
      <style:text-properties officeooo:rsid="00236564" fo:padding="0cm" fo:border="none"/>
    </style:style>
    <style:style style:name="T43" style:family="text">
      <style:text-properties officeooo:rsid="002446d1"/>
    </style:style>
    <style:style style:name="T44" style:family="text">
      <style:text-properties officeooo:rsid="00258ae9"/>
    </style:style>
    <style:style style:name="T45" style:family="text">
      <style:text-properties fo:color="#ff3333"/>
    </style:style>
    <style:style style:name="T46" style:family="text">
      <style:text-properties fo:color="#ff3333" officeooo:rsid="0025b91e"/>
    </style:style>
    <style:style style:name="T47" style:family="text">
      <style:text-properties fo:color="#ff3333" officeooo:rsid="00272fca"/>
    </style:style>
    <style:style style:name="T48" style:family="text">
      <style:text-properties officeooo:rsid="0025b91e"/>
    </style:style>
    <style:style style:name="T49" style:family="text">
      <style:text-properties fo:color="#000000" officeooo:rsid="0025b91e"/>
    </style:style>
    <style:style style:name="T50" style:family="text">
      <style:text-properties fo:color="#ff00ff" fo:font-weight="bold" style:font-weight-asian="bold" style:font-weight-complex="bold"/>
    </style:style>
    <style:style style:name="T51" style:family="text">
      <style:text-properties fo:color="#ff3300" fo:font-weight="bold" style:font-weight-asian="bold" style:font-weight-complex="bold"/>
    </style:style>
    <style:style style:name="T52" style:family="text">
      <style:text-properties fo:color="#007826"/>
    </style:style>
    <style:style style:name="T53" style:family="text">
      <style:text-properties fo:color="#cc9900" officeooo:rsid="00236564"/>
    </style:style>
    <style:style style:name="T54" style:family="text">
      <style:text-properties fo:color="#cc9900" officeooo:rsid="00258ae9"/>
    </style:style>
    <style:style style:name="T55" style:family="text">
      <style:text-properties fo:color="#cc9900" fo:font-weight="bold" officeooo:rsid="0023656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medium.com/@jorgeucano/30-días-con-rxjs-día-1-e911e68f6063">https://medium.com/@jorgeucano/30-d%C3%ADas-con-rxjs-d%C3%ADa-1-e911e68f6063</text:a></text:p>
      <text:p text:style-name="P2"/>
      <text:p text:style-name="P3"><text:span text:style-name="Strong_20_Emphasis"><text:span text:style-name="T8">RxJS</text:span></text:span><text:span text:style-name="T10"> </text:span><text:span text:style-name="T11">es una librería para crear programas </text:span><text:span text:style-name="Strong_20_Emphasis"><text:span text:style-name="T8">asincrónicos</text:span></text:span><text:span text:style-name="T10"> </text:span><text:span text:style-name="T11">y basados en eventos mediante el </text:span><text:span text:style-name="T9">uso de secuencias observables</text:span><text:span text:style-name="T11">. Proporciona un tipo de núcleo (core type), el “Observable”, tipos de satélites (satellite types) “Observer, Schedulers, Subjects” y operadores inspirados en Array#extras “map, filter, reduce, every, etc” para permitir el manejo de eventos asíncronos como colecciones.</text:span></text:p>
      <text:p text:style-name="P3"/>
      <text:p text:style-name="P38"><text:bookmark text:name="ae58"/>Y para esto creo un set de librerías Rx* para 18 lenguajes y 3 frameworks</text:p>
      <text:p text:style-name="P10"><text:span text:style-name="T14">RxJS hay una serie de “</text:span><text:span text:style-name="T21">conceptos esenciales</text:span><text:span text:style-name="T14">” para manejar la </text:span><text:span text:style-name="T21">gestión de los eventos asíncronos</text:span><text:span text:style-name="T14"> ( esto es muy de manual, pero si nunca vieron RXJS va a venir genial).</text:span></text:p>
      <text:p text:style-name="P7"/>
      <text:p text:style-name="P10"><text:bookmark text:name="bfd0"/><text:span text:style-name="Strong_20_Emphasis"><text:span text:style-name="T23">Observable</text:span></text:span><text:span text:style-name="T15">: Representa la idea de una colección invocable de valores o eventos futuros.</text:span></text:p>
      <text:p text:style-name="P10"><text:bookmark text:name="1142"/><text:span text:style-name="Strong_20_Emphasis"><text:span text:style-name="T23">Observer</text:span></text:span><text:span text:style-name="Strong_20_Emphasis"><text:span text:style-name="T13">: </text:span></text:span><text:span text:style-name="T15">Es una colección de callbacks que “sabe” escuchar los valores entregados por el Observable.</text:span></text:p>
      <text:p text:style-name="P10"><text:bookmark text:name="ee27"/><text:span text:style-name="Strong_20_Emphasis"><text:span text:style-name="T23">Subscription</text:span></text:span><text:span text:style-name="T15">: Representa la ejecución de un Observable, es principalmente útil para cancelar la ejecución.</text:span></text:p>
      <text:p text:style-name="P10"><text:bookmark text:name="5e06"/><text:span text:style-name="Strong_20_Emphasis"><text:span text:style-name="T23">Operators</text:span></text:span><text:span text:style-name="Strong_20_Emphasis"><text:span text:style-name="T13">: </text:span></text:span><text:span text:style-name="T15">Son funciones puras que permiten un estilo de “programación funcional” de tratar con colecciones con operaciones como mapa, filtro, concat, flatMap, etc.</text:span></text:p>
      <text:p text:style-name="P10"><text:bookmark text:name="179b"/><text:span text:style-name="Strong_20_Emphasis"><text:span text:style-name="T23">Subjects</text:span></text:span><text:span text:style-name="Strong_20_Emphasis"><text:span text:style-name="T13">: </text:span></text:span><text:span text:style-name="T15">Es el equivalente a un EventEmitter, y la única forma de multi-difundir un valor o evento a varios </text:span><text:span text:style-name="Emphasis"><text:span text:style-name="T15">observers</text:span></text:span><text:span text:style-name="T15">.</text:span></text:p>
      <text:p text:style-name="P10"><text:bookmark text:name="2b44"/><text:span text:style-name="Strong_20_Emphasis"><text:span text:style-name="T23">Schedulers</text:span></text:span><text:span text:style-name="Strong_20_Emphasis"><text:span text:style-name="T13">: </text:span></text:span><text:span text:style-name="T15">Son “despachadores centralizados” para controlar la </text:span><text:span text:style-name="Emphasis"><text:span text:style-name="T15">concurrencia</text:span></text:span><text:span text:style-name="T15">, lo que nos permite coordinar cuando el cálculo ocurre por ejemplo SetTimeout o requestAnimationFrame u otros.</text:span></text:p>
      <text:p text:style-name="P1"/>
      <text:p text:style-name="P41">Ejercicio1:</text:p>
      <text:p text:style-name="P4"/>
      <text:p text:style-name="P9"><text:bookmark text:name="ecae"/>Día 2</text:p>
      <text:p text:style-name="P9"><text:bookmark text:name="7757"/>Funciones Puras</text:p>
      <text:p text:style-name="P8"><text:bookmark text:name="459d"/>Lo que hace RxJS poderosa es su capacidad de producir valores usando funciones puras. Eso significa que su código es menos propenso a errores.</text:p>
      <text:p text:style-name="P8">Operadores</text:p>
      <text:p text:style-name="P8"><text:span text:style-name="T3"><text:s/>throttleTime</text:span><text:span text:style-name="T26">:</text:span>Emite un valor en la llamada del Observable, luego ignora la llamada subsiguiente ( si no cumple con los milisegundos).</text:p>
      <text:p text:style-name="P39"><text:bookmark text:name="01bc"/><text:span text:style-name="Strong_20_Emphasis"><text:span text:style-name="T1">Scan:</text:span></text:span> Aplica una función de “accumulator” sobre una secuencia observable y devuelve cada resultado intermedio. El valor de ‘seed’ opcional se utiliza como valor del accumulator inicial.</text:p>
      <text:p text:style-name="P40"><text:bookmark text:name="8d3a"/>Rx.Observable.prototype.scan(accumulator, [seed])</text:p>
      <text:p text:style-name="P5"><text:span text:style-name="T16">filter, delay, debounceTime, take, takeUntil, distinct, disctintUntilChanged </text:span></text:p>
      <text:p text:style-name="P8"/>
      <text:p text:style-name="P6"><text:span text:style-name="T30">Dia 3</text:span></text:p>
      <text:p text:style-name="Standard"><text:span text:style-name="T14">vamos a ver mas sobre los “</text:span><text:span text:style-name="Strong_20_Emphasis"><text:span text:style-name="T12">Observables</text:span></text:span><text:span text:style-name="T14">”</text:span></text:p>
      <text:p text:style-name="Standard"><text:bookmark text:name="702b"/><text:span text:style-name="T24">Los observables son “</text:span><text:span text:style-name="Strong_20_Emphasis"><text:span text:style-name="T25">lazy Push collections</text:span></text:span><text:span text:style-name="T24">” de valores múltiples.</text:span></text:p>
      <text:p text:style-name="P6"><text:bookmark text:name="6d75"/>Es el punto que nos faltaba para rellenar el punto faltante en la siguiente tabla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43">Si<text:span text:style-name="T38">mple</text:span></text:p>
          </table:table-cell>
          <table:table-cell table:style-name="Tabla1.C1" office:value-type="string">
            <text:p text:style-name="P43">Multiple</text:p>
          </table:table-cell>
        </table:table-row>
        <table:table-row>
          <table:table-cell table:style-name="Tabla1.A2" office:value-type="string">
            <text:p text:style-name="P43">Pull</text:p>
          </table:table-cell>
          <table:table-cell table:style-name="Tabla1.A2" office:value-type="string">
            <text:p text:style-name="P42">Function</text:p>
          </table:table-cell>
          <table:table-cell table:style-name="Tabla1.C2" office:value-type="string">
            <text:p text:style-name="P42">Iterator</text:p>
          </table:table-cell>
        </table:table-row>
        <table:table-row>
          <table:table-cell table:style-name="Tabla1.A2" office:value-type="string">
            <text:p text:style-name="P43">Push</text:p>
          </table:table-cell>
          <table:table-cell table:style-name="Tabla1.A2" office:value-type="string">
            <text:p text:style-name="P42">Promise</text:p>
          </table:table-cell>
          <table:table-cell table:style-name="Tabla1.C2" office:value-type="string">
            <text:p text:style-name="P42">Observable</text:p>
          </table:table-cell>
        </table:table-row>
      </table:table>
      <text:p text:style-name="Standard"/>
      <text:p text:style-name="P11"><text:bookmark text:name="115f"/><text:soft-page-break/>Pull vs Push</text:p>
      <text:p text:style-name="P12"><text:bookmark text:name="ef98"/><text:span text:style-name="T2">Pull and Push</text:span> son dos <text:span text:style-name="T17">protocolos diferentes</text:span><text:span text:style-name="T2"> </text:span><text:span text:style-name="T7">que indican </text:span>cómo un productor de datos<text:span text:style-name="T31">(</text:span><text:span text:style-name="T4">sujeto, productor, u observable</text:span><text:span text:style-name="T31">)</text:span> puede <text:span text:style-name="T17">comunicarse </text:span>con un consumidor de datos<text:span text:style-name="T31">(</text:span><text:span text:style-name="T4">observador, </text:span><text:span text:style-name="T5">consumidor</text:span><text:span text:style-name="T4"> o suscriptor</text:span><text:span text:style-name="T31">)</text:span>.</text:p>
      <text:p text:style-name="P11"><text:bookmark text:name="0afe"/><text:span text:style-name="T36">¿Qué es Pull?:</text:span> En los sistemas Pull, el <text:span text:style-name="T17">consumidor determina cuándo recibe los datos</text:span> del productor de datos. El propio productor no tiene conocimiento de cuándo los datos serán entregados al consumidor.</text:p>
      <text:p text:style-name="P22"/>
      <text:p text:style-name="P28"/>
      <text:p text:style-name="P33">Ejemplo de PU<text:span text:style-name="T43">LL</text:span> SIMPLE(<text:span text:style-name="T43">Funciones nativa de java</text:span>)</text:p>
      <text:p text:style-name="P11"><text:bookmark text:name="e5eb"/>Cada <text:span text:style-name="T2">función JavaScript es un sistema Pull</text:span>. La función es un <text:span text:style-name="T2">Productor</text:span> de datos, y el código que llama a la función es <text:span text:style-name="T6">consumidor</text:span> “tirando/puleando” (pulling) un solo valor de retorno de su llamada.</text:p>
      <text:p text:style-name="P16"/>
      <text:p text:style-name="P19">Este es el ejemplo de un sistema pull, donde el <text:span text:style-name="T2">consumidor</text:span>( determina cuando hacer pulling, el sabe cuando recibir los datos), y el <text:span text:style-name="T2">productor</text:span> no sabe cuando lo van a llamar(o igual cuando recibirá datos) </text:p>
      <text:p text:style-name="P23">//<text:span text:style-name="T34">Productor de datos(</text:span><text:span text:style-name="T6">S</text:span><text:span text:style-name="T4">ujeto, productor, u observable</text:span><text:span text:style-name="T34">)</text:span></text:p>
      <text:p text:style-name="P16">Function <text:span text:style-name="T6">productor</text:span>() {</text:p>
      <text:p text:style-name="P16"><text:s text:c="2"/>console.log('hola');</text:p>
      <text:p text:style-name="P16">}</text:p>
      <text:p text:style-name="P17"><text:span text:style-name="T18">//C</text:span><text:span text:style-name="T17">onsumidor de datos</text:span><text:span text:style-name="T19">(observador, </text:span><text:span text:style-name="T17">consumidor</text:span><text:span text:style-name="T19"> o suscriptor)</text:span><text:span text:style-name="T17">.</text:span></text:p>
      <text:p text:style-name="P19">Productor();</text:p>
      <text:p text:style-name="P12"/>
      <text:p text:style-name="P33">Ejemplo de PULL Multiple(Generadores <text:span text:style-name="T43">de ES2015</text:span>)</text:p>
      <text:p text:style-name="P11"><text:bookmark text:name="f98f"/>ES2015 introdujo funciones de <text:span text:style-name="T17">generador e iteradores</text:span> (función *), otro tipo de sistema Pull. El código que llama<text:span text:style-name="T2"> iterator.next()</text:span> es el consumidor, “tirando/puleando” (pulling) múltiples valores <text:span text:style-name="T2">del iterador (el productor)</text:span>.</text:p>
      <text:p text:style-name="P11"/>
      <text:p text:style-name="P29">function* prueba(){</text:p>
      <text:p text:style-name="P29"><text:tab/>yield 1;</text:p>
      <text:p text:style-name="P29"><text:tab/>yield 2;</text:p>
      <text:p text:style-name="P29"><text:tab/>yield 3;</text:p>
      <text:p text:style-name="P29"><text:tab/>yield 4;</text:p>
      <text:p text:style-name="P29"><text:tab/>return 5</text:p>
      <text:p text:style-name="P29">}</text:p>
      <text:p text:style-name="P24">//<text:span text:style-name="T34">Productor de datos(</text:span><text:span text:style-name="T6">S</text:span><text:span text:style-name="T4">ujeto, productor, u observable</text:span><text:span text:style-name="T34">)</text:span></text:p>
      <text:p text:style-name="P29">var a = prueba(); //<text:span text:style-name="T35">iterador</text:span></text:p>
      <text:p text:style-name="P29"/>
      <text:p text:style-name="P18"><text:span text:style-name="T18">//C</text:span><text:span text:style-name="T17">onsumidor de datos</text:span><text:span text:style-name="T19">(observador, </text:span><text:span text:style-name="T17">consumidor</text:span><text:span text:style-name="T19"> o suscriptor)</text:span><text:span text:style-name="T17">.</text:span></text:p>
      <text:p text:style-name="P29">console.log(a.next());</text:p>
      <text:p text:style-name="P29">console.log(a.next());</text:p>
      <text:p text:style-name="P29">console.log(a.next());</text:p>
      <text:p text:style-name="P29">console.log(a.next());</text:p>
      <text:p text:style-name="P29">console.log(a.next());</text:p>
      <text:p text:style-name="P11"/>
      <text:p text:style-name="P10"><text:bookmark text:name="c6a8"/><text:span text:style-name="Strong_20_Emphasis"><text:span text:style-name="T28">Producer/Productor:</text:span></text:span></text:p>
      <text:p text:style-name="P10"><text:bookmark text:name="bcad"/><text:span text:style-name="Strong_20_Emphasis"><text:span text:style-name="T28">Pull</text:span></text:span><text:span text:style-name="T27"> =&gt; </text:span><text:span text:style-name="Strong_20_Emphasis"><text:span text:style-name="Emphasis"><text:span text:style-name="T28">Pasivo</text:span></text:span></text:span><text:span text:style-name="T27">: produce datos cuando se solicita</text:span></text:p>
      <text:p text:style-name="P10"><text:bookmark text:name="6846"/><text:span text:style-name="Strong_20_Emphasis"><text:span text:style-name="T28">Push</text:span></text:span><text:span text:style-name="T27"> =&gt;</text:span><text:span text:style-name="Strong_20_Emphasis"><text:span text:style-name="Emphasis"><text:span text:style-name="T28">Active</text:span></text:span></text:span><text:span text:style-name="T27">: produce datos a su propio ritmo</text:span></text:p>
      <text:p text:style-name="P10"><text:bookmark text:name="8262"/><text:span text:style-name="Strong_20_Emphasis"><text:span text:style-name="T28">Consumer/Consumidor:</text:span></text:span></text:p>
      <text:p text:style-name="P10"><text:bookmark text:name="4170"/><text:span text:style-name="Strong_20_Emphasis"><text:span text:style-name="T28">Pull</text:span></text:span><text:span text:style-name="T27"> =&gt;</text:span><text:span text:style-name="Strong_20_Emphasis"><text:span text:style-name="Emphasis"><text:span text:style-name="T28">Activo</text:span></text:span></text:span><text:span text:style-name="T27">: decide cuándo se solicitan los datos.</text:span></text:p>
      <text:p text:style-name="P10"><text:bookmark text:name="e31d"/><text:span text:style-name="Strong_20_Emphasis"><text:span text:style-name="T28">Push</text:span></text:span><text:span text:style-name="T27"> =&gt; </text:span><text:span text:style-name="Strong_20_Emphasis"><text:span text:style-name="Emphasis"><text:span text:style-name="T28">Pasivo</text:span></text:span></text:span><text:span text:style-name="T27">: reacciona a los datos recibidos.</text:span></text:p>
      <text:p text:style-name="P11"/>
      <text:p text:style-name="P10"/>
      <text:p text:style-name="P37"><text:bookmark text:name="ed2c"/><text:span text:style-name="Strong_20_Emphasis"><text:span text:style-name="T37">¿Qué es Push?</text:span></text:span><text:span text:style-name="T27"> En los sistemas Push, el </text:span><text:span text:style-name="T22">productor determina cuándo enviar los datos al consumidor</text:span><text:span text:style-name="T27">. El </text:span><text:span text:style-name="T29">consumidor no sabe cuándo recibirá esos datos</text:span><text:span text:style-name="T27">.</text:span></text:p>
      <text:p text:style-name="P11"/>
      <text:p text:style-name="P11"/>
      <text:p text:style-name="P31">Ejemplo de PUSH SIMPLE(Promesas)</text:p>
      <text:p text:style-name="P34">Las <text:span text:style-name="T2">promesas</text:span> son el tipo más común de <text:span text:style-name="T2">sistema Push</text:span> en JavaScript en la actualidad. Una Promesa (el Productor) entrega un valor resuelto a las devoluciones de llamada registradas (los Consumidores), pero a diferencia de las funciones, es la Promesa la que se encarga de determinar con precisión cuándo ese valor es “empujado” a las devoluciones de llamada.</text:p>
      <text:p text:style-name="P34"/>
      <text:p text:style-name="P26">//<text:span text:style-name="T34">Productor de datos(</text:span><text:span text:style-name="T6">S</text:span><text:span text:style-name="T4">ujeto, productor, u observable</text:span><text:span text:style-name="T34">)</text:span></text:p>
      <text:p text:style-name="P25"><text:span text:style-name="T40">//</text:span><text:span text:style-name="T41">Push(empuja) un solo valor al callback(es el productor quien decide cuando lo envia, en este caso pasado 1 segundo)</text:span><text:span text:style-name="T39"> </text:span></text:p>
      <text:p text:style-name="P20">function Persona(){</text:p>
      <text:p text:style-name="P20"><text:s text:c="2"/>return new Promise(function (resolve, reject){</text:p>
      <text:p text:style-name="P20"><text:s text:c="6"/>setTimeout(function() {</text:p>
      <text:p text:style-name="P20"><text:tab/>resolve('{"nombre":"osmel","edad":40}');</text:p>
      <text:p text:style-name="P20"><text:s text:c="5"/>}, <text:span text:style-name="T39">10</text:span>00);</text:p>
      <text:p text:style-name="P20"><text:s text:c="2"/>});</text:p>
      <text:p text:style-name="P20">}</text:p>
      <text:p text:style-name="P21"/>
      <text:p text:style-name="P21"><text:span text:style-name="T18">//C</text:span><text:span text:style-name="T20">onsumidor de datos</text:span><text:span text:style-name="T19">(observador, </text:span><text:span text:style-name="T20">consumidor</text:span><text:span text:style-name="T19"> o suscriptor)</text:span><text:span text:style-name="T20">.</text:span></text:p>
      <text:p text:style-name="P30"><text:span text:style-name="T32">//</text:span><text:span text:style-name="T33">El consumidor no sabe cuándo recibirá </text:span><text:span text:style-name="T42">el</text:span><text:span text:style-name="T33"> </text:span><text:span text:style-name="T42">único </text:span><text:span text:style-name="T33">dato.</text:span></text:p>
      <text:p text:style-name="P20">Persona().then(function(valor){</text:p>
      <text:p text:style-name="P20"><text:s text:c="2"/>console.log('La promesa ha devuelto:' , valor);</text:p>
      <text:p text:style-name="P20">});</text:p>
      <text:p text:style-name="P11"/>
      <text:p text:style-name="P11"/>
      <text:p text:style-name="P11"><text:bookmark text:name="f480"/>RxJS introduce <text:span text:style-name="T2">Observables</text:span>, un nuevo sistema Push para JavaScript. Un Observable es un <text:span text:style-name="T2">Productor de valores múltiples</text:span>, “empujándolos” a <text:span text:style-name="T2">Observadores (Consumidores)</text:span>.</text:p>
      <text:p text:style-name="P14"/>
      <text:p text:style-name="P14"><text:span text:style-name="T53">Ejemplo de PUSH </text:span><text:span text:style-name="T54">MULTIPLE</text:span><text:span text:style-name="T53">(</text:span><text:span text:style-name="T55">Observables</text:span><text:span text:style-name="T53">)</text:span></text:p>
      <text:p text:style-name="P27"><text:span text:style-name="T2">//</text:span><text:span text:style-name="T6">Productor de datos(Sujeto, productor, u observable)</text:span></text:p>
      <text:p text:style-name="P35">//recibe una funcion anonima que va a recibir un observer</text:p>
      <text:p text:style-name="P35">var observable = Rx.Observable.create(function (observer){</text:p>
      <text:p text:style-name="P35"><text:s text:c="2"/><text:span text:style-name="T52">//Envio de múltiples valores sincrónicos(los envía(push) en el instante al consumidor)</text:span></text:p>
      <text:p text:style-name="P35"><text:s text:c="2"/><text:tab/>observer.next(1);</text:p>
      <text:p text:style-name="P35"><text:tab/> <text:s/>observer.next(2);</text:p>
      <text:p text:style-name="P35"><text:tab/> <text:s/>observer.next(3);</text:p>
      <text:p text:style-name="P35"><text:s text:c="2"/><text:span text:style-name="T52">//Envio de múltiples valores asincrónicos(los envía(push) con una carga tardía de 1segundo al consumidor)</text:span><text:tab/></text:p>
      <text:p text:style-name="P35"><text:tab/> <text:s/>setTimeout(()=&gt;{</text:p>
      <text:p text:style-name="P35"><text:tab/><text:tab/> <text:s text:c="3"/>observer.next(4); //valores Asyncronicos en un tiempo determinado, </text:p>
      <text:p text:style-name="P35"><text:tab/><text:tab/> <text:s text:c="3"/>observer.complete();</text:p>
      <text:p text:style-name="P35"><text:tab/> <text:s/>}, 1000);</text:p>
      <text:p text:style-name="P35">});</text:p>
      <text:p text:style-name="P35"></text:p>
      <text:p text:style-name="P36"><text:span text:style-name="T18">//C</text:span><text:span text:style-name="T20">onsumidor de datos</text:span><text:span text:style-name="T19">(observador, </text:span><text:span text:style-name="T20">consumidor</text:span><text:span text:style-name="T19"> o suscriptor)</text:span><text:span text:style-name="T20">.</text:span></text:p>
      <text:p text:style-name="P35">console.log('just antes de subscribirnos');</text:p>
      <text:p text:style-name="P35">observable.subscribe({</text:p>
      <text:p text:style-name="P35"><text:s text:c="2"/>next : x =&gt; console.log('x vale', x),</text:p>
      <text:p text:style-name="P35"><text:s text:c="2"/>error: err =&gt; console.log('algo salio mal', err),</text:p>
      <text:p text:style-name="P35"><text:s text:c="2"/>complete: () =&gt; console.log('done'),</text:p>
      <text:p text:style-name="P35">});</text:p>
      <text:p text:style-name="P35">console.log('just despues de subscribirnos');</text:p>
      <text:p text:style-name="P32"><text:soft-page-break/>Resumen</text:p>
      <text:p text:style-name="P15"><text:bookmark text:name="1b5f"/>- Una <text:span text:style-name="T50">función</text:span> es un <text:span text:style-name="T45">cálculo evaluado “lazy”</text:span> que devuelve de forma síncrona un <text:span text:style-name="T2">único valor</text:span> en la invocación.<text:span text:style-name="T48">(</text:span><text:span text:style-name="T46">1 simple valor</text:span><text:span text:style-name="T48">)</text:span></text:p>
      <text:p text:style-name="P15">- Un <text:span text:style-name="T50">generador</text:span> es un <text:span text:style-name="T45">cálculo evaluado “lazy”</text:span> que devuelve de forma sincrónica <text:span text:style-name="T2">cero a (potencialmente) valores infinitos</text:span> en la iteración.<text:span text:style-name="T48">(</text:span><text:span text:style-name="T46">0 </text:span><text:span text:style-name="T49">o</text:span><text:span text:style-name="T46"> múltiples valores</text:span><text:span text:style-name="T48">)</text:span></text:p>
      <text:p text:style-name="P15">- Una <text:span text:style-name="T50">Promesa</text:span><text:span text:style-name="T2"> </text:span>es un cálculo que puede (o no) devolver un solo valor.<text:span text:style-name="T48">(</text:span><text:span text:style-name="T46">0 </text:span><text:span text:style-name="T49">o </text:span><text:span text:style-name="T46">1 simple valor</text:span><text:span text:style-name="T48">)</text:span></text:p>
      <text:p text:style-name="P35">- Un <text:span text:style-name="T50">Observable </text:span>es un<text:span text:style-name="T51"> cálculo evaluado perezosamente</text:span> que puede regresar cero de forma síncrona o asíncrona a valores (potencialmente) infinitos desde el momento en que se invoca en adelante.<text:span text:style-name="T48">(</text:span><text:span text:style-name="T46">0 </text:span><text:span text:style-name="T48">o</text:span><text:span text:style-name="T46"> múltiples valores </text:span><text:span text:style-name="T47">de forma síncrona o asíncrona</text:span><text:span text:style-name="T4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3:15:39.571523583</meta:creation-date>
    <dc:date>2017-08-23T13:37:21.640638735</dc:date>
    <meta:editing-duration>PT14H20M37S</meta:editing-duration>
    <meta:editing-cycles>30</meta:editing-cycles>
    <meta:generator>LibreOffice/4.2.8.2$Linux_X86_64 LibreOffice_project/420m0$Build-2</meta:generator>
    <meta:document-statistic meta:table-count="1" meta:image-count="0" meta:object-count="0" meta:page-count="4" meta:paragraph-count="112" meta:word-count="969" meta:character-count="6966" meta:non-whitespace-character-count="5997"/>
  </office:meta>
</office:document-meta>
</file>